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17b3e6"/>
    </style:style>
    <style:style style:name="P2" style:family="paragraph" style:parent-style-name="Standard">
      <style:text-properties officeooo:rsid="0019ac00" officeooo:paragraph-rsid="0019ac00"/>
    </style:style>
    <style:style style:name="P3" style:family="paragraph" style:parent-style-name="Standard">
      <style:text-properties officeooo:rsid="001a1646" officeooo:paragraph-rsid="001a1646"/>
    </style:style>
    <style:style style:name="P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text-properties fo:color="#d4d4d4" loext:opacity="100%" style:font-name="Droid Sans Mono" fo:font-size="10.5pt" fo:font-weight="normal" officeooo:rsid="001a1646" officeooo:paragraph-rsid="001a1646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b31fb"/>
    </style:style>
    <style:style style:name="T1" style:family="text">
      <style:text-properties officeooo:rsid="0017b3e6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officeooo:rsid="001b31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ource_20_Text"><text:span text:style-name="T6">Mdp git : </text:span></text:span><text:bookmark text:name="new-oauth-token"/><text:span text:style-name="Source_20_Text">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</text:span></text:p>
      <text:p text:style-name="P1"><text:span text:style-name="Source_20_Text"><text:span text:style-name="T1">Insérer image :</text:span></text:span><text:span text:style-name="Source_20_Text">&lt;img src="logo_windows.jpg" alt="Texte alternatif de l'image" title="Titre de l'image"&gt; Logo Jarditou</text:span></text:p>
      <text:p text:style-name="P2">Résolution téléphone/Viewport :</text:p>
      <text:p text:style-name="P2"><text:a xlink:type="simple" xlink:href="https://www.alsacreations.com/article/lire/1490-comprendre-le-viewport-dans-le-web-mobile.html" text:style-name="Internet_20_link" text:visited-style-name="Visited_20_Internet_20_Link">https://www.alsacreations.com/article/lire/1490-comprendre-le-viewport-dans-le-web-mobile.html</text:a></text:p>
      <text:p text:style-name="P2"/>
      <text:p text:style-name="P2">HTML Balises :</text:p>
      <text:p text:style-name="P2"><text:a xlink:type="simple" xlink:href="https://ncode.amorce.org/ressources/Pool/TB_DEV/WEB_HTML/HTML5-resume-fr.pdf" text:style-name="Internet_20_link" text:visited-style-name="Visited_20_Internet_20_Link">https://ncode.amorce.org/ressources/Pool/TB_DEV/WEB_HTML/HTML5-resume-fr.pdf</text:a></text:p>
      <text:p text:style-name="P2"/>
      <text:p text:style-name="P2">Tutos CSS :</text:p>
      <text:p text:style-name="P2"><text:a xlink:type="simple" xlink:href="https://www.alsacreations.com/tuto/liste/2-css.html" text:style-name="Internet_20_link" text:visited-style-name="Visited_20_Internet_20_Link">https://www.alsacreations.com/tuto/liste/2-css.html</text:a></text:p>
      <text:p text:style-name="P2"/>
      <text:p text:style-name="P2">Réf CSS :</text:p>
      <text:p text:style-name="P2"><text:a xlink:type="simple" xlink:href="https://ncode.amorce.org/ressources/Pool/TB_DEV/WEB_CSS/Référence_CSS.pdf" text:style-name="Internet_20_link" text:visited-style-name="Visited_20_Internet_20_Link">https://ncode.amorce.org/ressources/Pool/TB_DEV/WEB_CSS/R%C3%A9f%C3%A9rence_CSS.pdf</text:a></text:p>
      <text:p text:style-name="P2"/>
      <text:p text:style-name="P2">Color :</text:p>
      <text:p text:style-name="P2"><text:a xlink:type="simple" xlink:href="https://www.w3schools.com/colors/colors_picker.asp" text:style-name="Internet_20_link" text:visited-style-name="Visited_20_Internet_20_Link">https://www.w3schools.com/colors/colors_picker.asp</text:a></text:p>
      <text:p text:style-name="P2"/>
      <text:p text:style-name="P2">CSS Border : </text:p>
      <text:p text:style-name="P2">https://www.w3schools.com/css/css_border.asp</text:p>
      <text:p text:style-name="P2"/>
      <text:p text:style-name="P3">Html début page :</text:p>
      <text:p text:style-name="P5"><text:span text:style-name="T2">&lt;!</text:span><text:span text:style-name="T3">DOCTYPE</text:span> <text:span text:style-name="T4">html</text:span><text:span text:style-name="T2">&gt;</text:span></text:p>
      <text:p text:style-name="P4"><text:span text:style-name="T2">&lt;</text:span><text:span text:style-name="T3">html</text:span> <text:span text:style-name="T4">lang</text:span>=<text:span text:style-name="T5">"fr"</text:span><text:span text:style-name="T2">&gt;</text:span></text:p>
      <text:p text:style-name="P6"/>
      <text:p text:style-name="P4"><text:span text:style-name="T2">&lt;</text:span><text:span text:style-name="T3">head</text:span><text:span text:style-name="T2">&gt;</text:span></text:p>
      <text:p text:style-name="P4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4"><text:span text:style-name="T2">&lt;</text:span><text:span text:style-name="T3">meta</text:span> <text:span text:style-name="T4">http-equiv</text:span>=<text:span text:style-name="T5">"X-UA-Compatible"</text:span> <text:span text:style-name="T4">content</text:span>=<text:span text:style-name="T5">"IE=edge"</text:span><text:span text:style-name="T2">&gt;</text:span></text:p>
      <text:p text:style-name="P4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4">shrink-to-fit</text:span>=<text:span text:style-name="T5">"no"</text:span><text:span text:style-name="T2">&gt;</text:span></text:p>
      <text:p text:style-name="P4"><text:span text:style-name="T2">&lt;</text:span><text:span text:style-name="T3">title</text:span><text:span text:style-name="T2">&gt;</text:span>Jarditou<text:span text:style-name="T2">&lt;/</text:span><text:span text:style-name="T3">title</text:span><text:span text:style-name="T2">&gt;</text:span></text:p>
      <text:p text:style-name="P4"><text:span text:style-name="T2">&lt;</text:span><text:span text:style-name="T3">link</text:span> <text:span text:style-name="T4">rel</text:span>=<text:span text:style-name="T5">"stylesheet"</text:span> <text:span text:style-name="T4">href</text:span>=<text:span text:style-name="T5">"assets/css/style1.css"</text:span><text:span text:style-name="T2">&gt;</text:span></text:p>
      <text:p text:style-name="P4"><text:span text:style-name="T2">&lt;</text:span><text:span text:style-name="T3">link</text:span> <text:span text:style-name="T4">rel</text:span>=<text:span text:style-name="T5">"stylesheet"</text:span> <text:span text:style-name="T4">media</text:span>=<text:span text:style-name="T5">"screen and (max-width: 575px)"</text:span> <text:span text:style-name="T4">href</text:span>=<text:span text:style-name="T5">"mobile.css"</text:span><text:span text:style-name="T2">&gt;</text:span></text:p>
      <text:p text:style-name="P4"><text:span text:style-name="T2">&lt;</text:span><text:span text:style-name="T3">link</text:span> <text:span text:style-name="T4">rel</text:span>=<text:span text:style-name="T5">"stylesheet"</text:span> <text:span text:style-name="T4">media</text:span>=<text:span text:style-name="T5">"screen and (min-width: 576px)"</text:span> <text:span text:style-name="T4">href</text:span>=<text:span text:style-name="T5">"tablette.css"</text:span><text:span text:style-name="T2">&gt;</text:span></text:p>
      <text:p text:style-name="P4"><text:span text:style-name="T2">&lt;</text:span><text:span text:style-name="T3">link</text:span> <text:span text:style-name="T4">rel</text:span>=<text:span text:style-name="T5">"stylesheet"</text:span> <text:span text:style-name="T4">media</text:span>=<text:span text:style-name="T5">"screen and (min-width: 992px)"</text:span> <text:span text:style-name="T4">href</text:span>=<text:span text:style-name="T5">"desktop.css"</text:span><text:span text:style-name="T2">&gt;</text:span> </text:p>
      <text:p text:style-name="P4"><text:span text:style-name="T2">&lt;/</text:span><text:span text:style-name="T3">head</text:span><text:span text:style-name="T2">&gt;</text:span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4:51:55.468111178</meta:creation-date>
    <dc:date>2022-10-11T13:11:43.232169771</dc:date>
    <meta:editing-duration>PT6M48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27" meta:word-count="84" meta:character-count="1189" meta:non-whitespace-character-count="1130"/>
  </office:meta>
</office:document-meta>
</file>